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Roboto" svg:font-family="Roboto" style:font-family-generic="system" style:font-pitch="variable" svg:panose-1="2 11 6 4 2 2 2 2 2 4"/>
    <style:font-face style:name="Roboto Light" svg:font-family="Roboto Light"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Roboto Light"/>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416in" fo:line-height="100%" style:page-number="1"/>
      <style:text-properties style:font-name="Roboto" style:font-name-asian="Roboto" style:font-name-complex="Roboto" fo:font-weight="bold" style:font-weight-asian="bold" fo:color="#434343" fo:font-size="12pt" style:font-size-asian="12pt" style:font-size-complex="12pt"/>
    </style:style>
    <style:style style:name="P2" style:parent-style-name="Standard" style:family="paragraph">
      <style:paragraph-properties fo:margin-bottom="0.0416in" fo:line-height="100%"/>
    </style:style>
    <style:style style:name="T3" style:parent-style-name="DefaultParagraphFont" style:family="text">
      <style:text-properties style:font-name="Roboto" style:font-name-asian="Roboto" style:font-name-complex="Roboto" fo:font-weight="bold" style:font-weight-asian="bold" fo:color="#434343" fo:font-size="12pt" style:font-size-asian="12pt" style:font-size-complex="12pt"/>
    </style:style>
    <style:style style:name="P4" style:parent-style-name="Standard" style:family="paragraph">
      <style:text-properties style:font-name="Roboto Light" style:font-name-asian="Roboto Light" style:font-name-complex="Roboto Light" style:font-style-complex="italic" fo:color="#434343" fo:font-size="10pt" style:font-size-asian="10pt" style:font-size-complex="10pt"/>
    </style:style>
    <style:style style:name="P5" style:parent-style-name="Standard" style:family="paragraph">
      <style:text-properties style:font-name="Roboto Light" style:font-name-asian="Roboto Light" style:font-name-complex="Roboto Light" style:font-style-complex="italic" fo:color="#434343" fo:font-size="10pt" style:font-size-asian="10pt" style:font-size-complex="10pt"/>
    </style:style>
    <style:style style:name="P6" style:parent-style-name="Standard" style:family="paragraph">
      <style:text-properties style:font-name="Roboto Light" style:font-name-asian="Roboto Light" style:font-name-complex="Roboto Light" style:font-style-complex="italic" fo:color="#434343" fo:font-size="10pt" style:font-size-asian="10pt" style:font-size-complex="10pt"/>
    </style:style>
    <style:style style:name="P7" style:parent-style-name="Standard" style:family="paragraph">
      <style:paragraph-properties fo:margin-bottom="0.0416in" fo:line-height="100%"/>
      <style:text-properties style:font-name="Roboto Light" style:font-name-asian="Roboto Light" style:font-name-complex="Roboto Light" fo:color="#434343" fo:font-size="10pt" style:font-size-asian="10pt" style:font-size-complex="10pt"/>
    </style:style>
    <style:style style:name="P8" style:parent-style-name="Standard" style:family="paragraph">
      <style:paragraph-properties fo:margin-bottom="0.0416in" fo:line-height="100%"/>
      <style:text-properties style:font-name="Roboto Light" style:font-name-asian="Roboto Light" style:font-name-complex="Roboto Light" fo:color="#434343" fo:font-size="10pt" style:font-size-asian="10pt" style:font-size-complex="10pt"/>
    </style:style>
    <style:style style:name="P9" style:parent-style-name="Standard" style:family="paragraph">
      <style:paragraph-properties fo:margin-bottom="0.0416in" fo:line-height="100%"/>
    </style:style>
    <style:style style:name="T10" style:parent-style-name="DefaultParagraphFont" style:family="text">
      <style:text-properties style:font-name="Roboto" style:font-name-asian="Roboto" style:font-name-complex="Roboto" fo:font-weight="bold" style:font-weight-asian="bold" fo:color="#434343" fo:font-size="12pt" style:font-size-asian="12pt" style:font-size-complex="12pt"/>
    </style:style>
    <style:style style:name="P11"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2"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3"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4"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5"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6" style:parent-style-name="Normal" style:family="paragraph">
      <style:paragraph-properties fo:widows="0" fo:orphans="0" fo:break-before="page"/>
      <style:text-properties style:font-name="Roboto Light" style:font-name-asian="Roboto Light" style:font-name-complex="Roboto Light" fo:font-style="italic" style:font-style-asian="italic" fo:color="#434343" fo:font-size="10pt" style:font-size-asian="10pt" style:font-size-complex="10pt"/>
    </style:style>
    <style:style style:name="P17"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8"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19"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0"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1"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2"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3"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4"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5"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6"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7"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8"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29"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0"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1"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2"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3"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4"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5"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6"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7"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8"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39"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0"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1"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2"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3"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4"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5"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6"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7"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8"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49"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50"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51"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52"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53" style:parent-style-name="Standard" style:family="paragraph">
      <style:paragraph-properties fo:margin-left="0.2916in">
        <style:tab-stops/>
      </style:paragraph-properties>
      <style:text-properties style:font-name="Roboto Light" style:font-name-asian="Roboto Light" style:font-name-complex="Roboto Light" fo:font-style="italic" style:font-style-asian="italic" fo:color="#434343" fo:font-size="10pt" style:font-size-asian="10pt" style:font-size-complex="10pt"/>
    </style:style>
    <style:style style:name="P54" style:parent-style-name="Standard" style:family="paragraph">
      <style:paragraph-properties fo:margin-left="0.5416in">
        <style:tab-stops/>
      </style:paragraph-properties>
      <style:text-properties style:font-name="Roboto Light" style:font-name-asian="Roboto Light" style:font-name-complex="Roboto Light" fo:font-style="italic" style:font-style-asian="italic" fo:color="#434343" fo:font-size="10pt" style:font-size-asian="10pt" style:font-size-complex="10pt"/>
    </style:style>
    <style:style style:name="P55" style:parent-style-name="Standard" style:family="paragraph">
      <style:text-properties style:font-name="Roboto Light" style:font-name-asian="Roboto Light" style:font-name-complex="Roboto Light" fo:font-style="italic" style:font-style-asian="italic" fo:color="#434343" fo:font-size="10pt" style:font-size-asian="10pt" style:font-size-complex="10pt"/>
    </style:style>
    <style:style style:name="P56" style:parent-style-name="Standard" style:family="paragraph">
      <style:paragraph-properties fo:margin-bottom="0.0416in" fo:line-height="100%"/>
      <style:text-properties style:font-name="Roboto Light" style:font-name-asian="Roboto Light" style:font-name-complex="Roboto Light" fo:font-style="italic" style:font-style-asian="italic" fo:color="#434343" fo:font-size="10pt" style:font-size-asian="10pt" style:font-size-complex="10pt"/>
    </style:style>
    <style:style style:name="P57" style:parent-style-name="Standard" style:family="paragraph">
      <style:paragraph-properties fo:margin-bottom="0.0416in" fo:line-height="100%"/>
    </style:style>
    <style:style style:name="T58" style:parent-style-name="DefaultParagraphFont" style:family="text">
      <style:text-properties style:font-name="Roboto" style:font-name-asian="Roboto" style:font-name-complex="Roboto" fo:font-weight="bold" style:font-weight-asian="bold" fo:color="#434343" fo:font-size="12pt" style:font-size-asian="12pt" style:font-size-complex="12pt"/>
    </style:style>
    <style:style style:name="T59" style:parent-style-name="DefaultParagraphFont" style:family="text">
      <style:text-properties style:font-name="Roboto" style:font-name-asian="Roboto" style:font-name-complex="Roboto" fo:font-weight="bold" style:font-weight-asian="bold" fo:color="#434343" fo:font-size="12pt" style:font-size-asian="12pt" style:font-size-complex="12pt"/>
    </style:style>
    <style:style style:name="P60" style:parent-style-name="Standard" style:family="paragraph">
      <style:text-properties style:font-name="Roboto Light" style:font-name-asian="Roboto Light" style:font-name-complex="Roboto Light" fo:color="#434343" fo:font-size="10pt" style:font-size-asian="10pt" style:font-size-complex="10pt"/>
    </style:style>
    <style:style style:name="T61" style:parent-style-name="DefaultParagraphFont" style:family="text">
      <style:text-properties style:font-name="Roboto Light" style:font-name-asian="Roboto Light" style:font-name-complex="Roboto Light" fo:color="#434343" fo:font-size="10pt" style:font-size-asian="10pt" style:font-size-complex="10pt"/>
    </style:style>
    <style:style style:name="T62" style:parent-style-name="DefaultParagraphFont" style:family="text">
      <style:text-properties style:font-name="Roboto Light" style:font-name-asian="Roboto Light" style:font-name-complex="Roboto Light" fo:color="#434343" fo:font-size="10pt" style:font-size-asian="10pt" style:font-size-complex="10pt"/>
    </style:style>
    <style:style style:name="T63" style:parent-style-name="DefaultParagraphFont" style:family="text">
      <style:text-properties style:font-name="Roboto Light" style:font-name-asian="Roboto Light" style:font-name-complex="Roboto Light" fo:color="#434343" fo:font-size="10pt" style:font-size-asian="10pt" style:font-size-complex="10pt"/>
    </style:style>
    <style:style style:name="P64" style:parent-style-name="Standard" style:family="paragraph">
      <style:text-properties style:font-name="Roboto Light" style:font-name-asian="Roboto Light" style:font-name-complex="Roboto Light" fo:color="#434343" fo:font-size="10pt" style:font-size-asian="10pt" style:font-size-complex="10pt"/>
    </style:style>
    <style:style style:name="P65" style:parent-style-name="Standard" style:family="paragraph">
      <style:paragraph-properties fo:margin-bottom="0.0416in" fo:line-height="100%"/>
    </style:style>
    <style:style style:name="P66" style:parent-style-name="Standard" style:family="paragraph">
      <style:paragraph-properties fo:margin-bottom="0.0416in" fo:line-height="100%"/>
      <style:text-properties style:font-name="Roboto" style:font-name-asian="Roboto" style:font-name-complex="Roboto" fo:font-weight="bold" style:font-weight-asian="bold" fo:color="#434343" fo:font-size="12pt" style:font-size-asian="12pt" style:font-size-complex="12pt"/>
    </style:style>
  </office:automatic-styles>
  <office:body>
    <office:text text:use-soft-page-breaks="true">
      <text:p text:style-name="P1"/>
      <text:p text:style-name="P2"><text:span text:style-name="T3">Tell us what your idea is.</text:span></text:p>
      <text:p text:style-name="P4">Visually impaired<text:s/>people<text:s/>experience the world in a different context than that of others. <text:s/>Some tasks, such as navigating through an active public space, present unique challenges. <text:s/>While most visually<text:s/>impaired<text:s/>people<text:s/>can cope with stationary objects; it’s other moving objects (especially other people) that can make navigation much more difficult. <text:s/>While trying to find your way around an empty shopping mall is a daunting task without vision, adding in<text:s/>hundreds, or thousands, of moving people makes this<text:s/>even more complex. <text:s/>Visually impaired people are faced with this type of problem every single day. <text:s/>Our idea is to create a mobile app, based on ML Kit and running on Android hardware,<text:s/>that can identify these moving objects, determine their path, and alert the user if these objects are going to cross their path and what actions can be taken to avoid these obstacles. <text:s/></text:p>
      <text:p text:style-name="P5"/>
      <text:p text:style-name="P6">The app will use haptic, and/or audio feedback, to inform the user about their world without interfering with their normal senses. <text:s/>Our initial vision is that a simple low volume tone, augmented with haptic feedback, will periodically<text:s/>“ping” the user. <text:s/>Pitch and frequency could be used to convey distance and directionality. <text:s/>Other methods,<text:s/>such as structuring the tone/haptic feedback<text:s/>somewhat like Morse code,<text:s/>could be layered on top to communicate more information. Most importantly, output from this app must be informative but still unobtrusive. <text:s/>The user should be able to augment their experience,<text:s/>not have it overwhelmed. <text:s/>A visual component will be included for debugging purposes, but will not be the main use case for the app.</text:p>
      <text:p text:style-name="P7"/>
      <text:p text:style-name="P8"/>
      <text:p text:style-name="P9"><text:span text:style-name="T10">Tell us how you plan on bringing it to life.</text:span></text:p>
      <text:p text:style-name="P11">Our project is currently in proof of concept phase. <text:s/>We<text:s/>have connected CameraX to preview pane and basic ML Kit streaming object detection. <text:s/>Our plan for phase 1 of the app is to assign a severity,<text:s/>and directionality,<text:s/>to each potential obstruction and connect this to information to our feedback code that will inform the user. <text:s/>This provides a natural delineation between the functionalities of detection and feedback.</text:p>
      <text:p text:style-name="P12"/>
      <text:p text:style-name="P13">Our initial detection method will be to use bounding boxes from object detection to determine directionality and range of objects. <text:s/>An increasing bounding box would indicate an object moving closer. A bounding box whose sides are approaching the center of camera view would indicate an object moving into an obstructing position while objects moving towards the edge of the screen may be ignored.</text:p>
      <text:p text:style-name="P14"/>
      <text:p text:style-name="P15">User<text:s/>feedback will consist of either single or double pulses to both haptic and audio feedback. <text:s/>The<text:s/>number of pulses will denote right/left directionality and intensity/volume/pitch will be a measure of severity.</text:p>
      <text:p text:style-name="P16"/>
      <text:p text:style-name="P17"/>
      <text:p text:style-name="P18">Further steps could include the following:</text:p>
      <text:list text:style-name="LFO3" text:continue-numbering="true">
        <text:list-item>
          <text:p text:style-name="P19">Accelerometer to help determine abrupt direction changes</text:p>
        </text:list-item>
        <text:list-item>
          <text:p text:style-name="P20">Using AR Core to help interpret the devices movement vector in relation to real space and other detected objects.</text:p>
        </text:list-item>
        <text:list-item>
          <text:p text:style-name="P21">Using custom ML Model to detect more than 5 objects</text:p>
          <text:list text:continue-numbering="true">
            <text:list-item>
              <text:p text:style-name="P22">Second custom ML goal would be<text:s/>determining directionality using ML instead of a more standard algorithmic approach</text:p>
            </text:list-item>
          </text:list>
        </text:list-item>
        <text:list-item>
          <text:p text:style-name="P23">Tie-ins to Google Maps to help indoor accuracy</text:p>
        </text:list-item>
        <text:list-item>
          <text:p text:style-name="P24">Research into what information could be gleaned from Project Soli radar</text:p>
          <text:list text:continue-numbering="true">
            <text:list-item>
              <text:p text:style-name="P25">This will require direct input from Google engineers<text:s/>and possible access to closed libraries</text:p>
            </text:list-item>
          </text:list>
        </text:list-item>
        <text:list-item>
          <text:p text:style-name="P26">Custom device housing fabrication.</text:p>
          <text:list text:continue-numbering="true">
            <text:list-item>
              <text:p text:style-name="P27">While initially prototyped on mobile phone, this would likely become a piece of dedicated hardware (where screen is not needed) that could communicate with phone or directly<text:s/>with other peripherals.</text:p>
            </text:list-item>
          </text:list>
        </text:list-item>
        <text:list-item>
          <text:p text:style-name="P28">Assistant integration for activating app without<text:s/>using visual UI.</text:p>
        </text:list-item>
      </text:list>
      <text:p text:style-name="P29"/>
      <text:p text:style-name="P30">Timeline:</text:p>
      <text:list text:style-name="LFO3" text:continue-numbering="true">
        <text:list-item>
          <text:p text:style-name="P31">December/January</text:p>
          <text:list text:continue-numbering="true">
            <text:list-item>
              <text:p text:style-name="P32">Finish bounding box detection, display</text:p>
            </text:list-item>
            <text:list-item>
              <text:p text:style-name="P33">Implement severity/directionality labeling logic</text:p>
            </text:list-item>
            <text:list-item>
              <text:p text:style-name="P34">Implement feedback code</text:p>
              <text:list text:continue-numbering="true">
                <text:list-item>
                  <text:p text:style-name="P35">Both haptic and audible</text:p>
                </text:list-item>
                <text:list-item>
                  <text:p text:style-name="P36">Stretch goals: Wearable integration for feedback</text:p>
                </text:list-item>
              </text:list>
            </text:list-item>
            <text:list-item>
              <text:p text:style-name="P37">Begin UI cleanup/polish</text:p>
            </text:list-item>
          </text:list>
        </text:list-item>
        <text:list-item>
          <text:p text:style-name="P38">February</text:p>
          <text:list text:continue-numbering="true">
            <text:list-item>
              <text:p text:style-name="P39">Begin to implement Phase 2 and other stretch goals with the help of Google engineering</text:p>
            </text:list-item>
            <text:list-item>
              <text:p text:style-name="P40">This could include custom ML model, Soli, and other last minute ideas.</text:p>
            </text:list-item>
          </text:list>
        </text:list-item>
        <text:list-item>
          <text:p text:style-name="P41">March/April</text:p>
          <text:list text:continue-numbering="true">
            <text:list-item>
              <text:p text:style-name="P42">Make app<text:s/>production ready</text:p>
              <text:list text:continue-numbering="true">
                <text:list-item>
                  <text:p text:style-name="P43">Final cut on what features will be included</text:p>
                </text:list-item>
                <text:list-item>
                  <text:p text:style-name="P44">Full design for UX experience</text:p>
                </text:list-item>
              </text:list>
            </text:list-item>
            <text:list-item>
              <text:p text:style-name="P45">Google assistant integration</text:p>
            </text:list-item>
          </text:list>
        </text:list-item>
        <text:list-item>
          <text:p text:style-name="P46">April</text:p>
          <text:list text:continue-numbering="true">
            <text:list-item>
              <text:p text:style-name="P47">Stability<text:s/></text:p>
            </text:list-item>
            <text:list-item>
              <text:p text:style-name="P48">Preparing presentation</text:p>
              <text:list text:continue-numbering="true">
                <text:list-item>
                  <text:p text:style-name="P49">Slides, scripts, demo flow, etc.</text:p>
                </text:list-item>
              </text:list>
            </text:list-item>
          </text:list>
        </text:list-item>
        <text:list-item>
          <text:p text:style-name="P50">May</text:p>
          <text:list text:continue-numbering="true">
            <text:list-item>
              <text:p text:style-name="P51">Showcase!</text:p>
            </text:list-item>
            <text:list-item>
              <text:p text:style-name="P52">Pack your bags!! We’re heading west!</text:p>
            </text:list-item>
          </text:list>
        </text:list-item>
      </text:list>
      <text:p text:style-name="P53"/>
      <text:p text:style-name="P54"/>
      <text:p text:style-name="P55"/>
      <text:p text:style-name="P56"/>
      <text:p text:style-name="P57"><text:span text:style-name="T58">Tell us about<text:s/></text:span><text:span text:style-name="T59">you.</text:span></text:p>
      <text:p text:style-name="P60"/>
      <text:p text:style-name="Standard"><text:span text:style-name="T61">We are the Machine Learning Workshop at Bottle Rocket Studios, located in Dallas, Texas. <text:s/>Our workshop meets weekly for lunch where we perform tutorials on TensorFlow, ML Kit, and self-educate ourselves on ML. <text:s/>We encourage participation from all gro</text:span><text:span text:style-name="T62">ups/disciplines at Bottle Rocket as we understand that we won’t progress in using ML as a product unless we educate our entire infrastructure on what ML is and how to leverage it within the mobile agency space. <text:s/>Our core group of developers work mainly in<text:s/></text:span><text:span text:style-name="T63">Android and iOS. <text:s/>We see this challenge as an opportunity to improve ourselves at the same time we work towards improving the world around us.</text:span></text:p>
      <text:p text:style-name="P64"/>
      <text:p text:style-name="P65"/>
      <text:p text:style-name="P6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Roboto" svg:font-family="Roboto" style:font-family-generic="system" style:font-pitch="variable" svg:panose-1="2 11 6 4 2 2 2 2 2 4"/>
    <style:font-face style:name="Roboto Light" svg:font-family="Roboto Light"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Roboto" style:font-name-asian="Roboto" style:font-name-complex="Roboto" fo:font-weight="bold" style:font-weight-asian="bold" fo:font-size="10pt" style:font-size-asian="10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oboto Light" style:font-name-asian="Roboto Light" style:font-name-complex="Roboto Light"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Roboto" style:font-name-asian="Roboto" style:font-name-complex="Roboto" fo:font-weight="bold" style:font-weight-asian="bold" fo:color="#1155CC" fo:font-size="10pt" style:font-size-asian="10pt" style:font-size-complex="10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Roboto" fo:font-weight="bold" style:font-weight-asian="bold" fo:font-size="10pt" style:font-size-asian="10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Roboto Light"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Ligh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Roboto Light" style:font-name-asian="Roboto Light" style:font-name-complex="Roboto Ligh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Roboto Light"/>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Standard"><draw:frame draw:style-name="a0" draw:name="image1.png" text:anchor-type="as-char" svg:x="0in" svg:y="0in" svg:width="6.5in" svg:height="1.944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lin Shelton</dc:creator>
    <meta:creation-date>2019-12-02T14:21:00Z</meta:creation-date>
    <dc:date>2019-12-03T00:42:00Z</dc:date>
    <meta:template xlink:href="Normal.dotm" xlink:type="simple"/>
    <meta:editing-cycles>14</meta:editing-cycles>
    <meta:editing-duration>PT8400S</meta:editing-duration>
    <meta:document-statistic meta:page-count="3" meta:paragraph-count="9" meta:word-count="741" meta:character-count="4958" meta:row-count="35" meta:non-whitespace-character-count="4226"/>
  </office:meta>
</office:document-meta>
</file>